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Corps_20_de_20_texte.Paragraph" style:list-style-name="L22">
      <style:paragraph-properties fo:margin-left="1.251cm" fo:margin-right="0cm" fo:text-indent="0cm" style:auto-text-indent="false"/>
    </style:style>
    <style:style style:name="P79" style:family="paragraph" style:parent-style-name="Heading_20_3" style:master-page-name="">
      <style:paragraph-properties style:page-number="auto" fo:break-before="pag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de-CH-0.0.2.oxt&#13;&#13;23.08.2019 16:34:5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de-CH-A-0.0.2.oxt&#13;&#13;23.08.2019 16:34: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de-CH-L-0.0.2.oxt&#13;&#13;23.08.2019 16:35:0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OOTyW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033441381167723804"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009017883248035075" text:style-name="L2">
        <text:list-item>
          <text:p text:style-name="P43">Version 2.1.2 :</text:p>
        </text:list-item>
      </text:list>
      <text:list xml:id="list6152307363866699574" text:style-name="L3">
        <text:list-item>
          <text:list>
            <text:list-item>
              <text:p text:style-name="P44">Localized help : resolved non-functional hyperlink due to API incompatibility introduced by Apache OpenOffice 4.1 (and LibreOffice 4.0).</text:p>
            </text:list-item>
          </text:list>
        </text:list-item>
      </text:list>
      <text:list xml:id="list36570894" text:continue-list="list2009017883248035075" text:style-name="L2">
        <text:list-item>
          <text:p text:style-name="P43">Version 2.1.1 :</text:p>
        </text:list-item>
      </text:list>
      <text:list xml:id="list3862257377591197469"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6555731" text:continue-list="list36570894" text:style-name="L2">
        <text:list-item>
          <text:p text:style-name="P43">Version 2.1.0 :</text:p>
        </text:list-item>
      </text:list>
      <text:list xml:id="list7253116126055459323"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6568492" text:continue-list="list36555731" text:style-name="L2">
        <text:list-item>
          <text:p text:style-name="P43">Version 2.0.0 :</text:p>
        </text:list-item>
      </text:list>
      <text:list xml:id="list8482985706388028629"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6563678" text:continue-list="list36568492" text:style-name="L2">
        <text:list-item>
          <text:p text:style-name="P43">Version 1.5.3 :</text:p>
        </text:list-item>
      </text:list>
      <text:list xml:id="list1577594338819944001"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482016543679032221"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162470124050204340"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56115339118097265"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117967900880420021"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804683661194638358"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291835808137402463"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6105084977694882786"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196943038712748921"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191069281133291151"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78063036748356005" text:style-name="L17">
        <text:list-item>
          <text:p text:style-name="P58">Arg1 : <text:span text:style-name="InstructionMacro">String</text:span> : mandatory, type of control used for the button</text:p>
        </text:list-item>
      </text:list>
      <text:list xml:id="list4814505433389183163"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39989413185372493"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967810764365893457"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489371603224351812"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48846868057235132"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851361993667166499"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675244235313338024"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36239399018021931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620374846605697115"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057441946698302571"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29713204000918066"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962390207580117689"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177641752635714968"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301513195885129310"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488382661357482527"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2392238056857827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652917907001215327"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OOTyW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de-CH) - OpenOffice typography tools for yWriter users.</text:p>
      <text:p text:style-name="tooltipText"/>
      <text:p text:style-name="tooltipLang"><text:bookmark-start text:name="__RefHeading__44467_325084090"/>Tooltip de<text:bookmark-end text:name="__RefHeading__44467_325084090"/></text:p>
      <text:p text:style-name="descrText">OOTyW (de-CH) - 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text:p>
      <text:p text:style-name="descrLang"><text:bookmark-start text:name="__RefHeading__78156_325084090"/><text:soft-page-break/>Description de<text:bookmark-end text:name="__RefHeading__78156_325084090"/></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816844700101997700"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2472164551432155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29357195126851684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82981793416069498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55722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90356829394301415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00368702179457225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36574687016251508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7</dc:date>
     <text:p>internal</text:p>
     <text:p>Page2</text:p>
     <text:p/>
    </office:annotation>Paragraph styles</text:p>
      <text:p text:style-name="P28"><office:annotation>
     <dc:creator>BM</dc:creator>
     <dc:date>2008-03-13T00:00:00.97</dc:date>
     <text:p>internal</text:p>
     <text:p>Page7</text:p>
     <text:p/>
    </office:annotation>Hyperlinks</text:p>
      <text:p text:style-name="hlp_5f_paragraph"><text:span text:style-name="T14"><office:annotation>
      <dc:creator>BM</dc:creator>
      <dc:date>2008-03-13T00:00:00.97</dc:date>
      <text:p>internal</text:p>
      <text:p>Page3</text:p>
      <text:p/>
     </office:annotation></text:span><text:span text:style-name="T14">Text formatting</text:span></text:p>
      <text:p text:style-name="P28"><office:annotation>
     <dc:creator>BM</dc:creator>
     <dc:date>2008-03-26T00:00:00.9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8</dc:date>
     <text:p>external</text:p>
     <text:p>text/swriter/main0210.xhp</text:p>
     <text:p/>
    </office:annotation><text:span text:style-name="T14">Preview topic</text:span> </text:p>
      <text:p text:style-name="hlp_5f_paragraph">This hyperlink displays <text:s/><office:annotation>
     <dc:creator>BM</dc:creator>
     <dc:date>2008-03-15T00:00:00.9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548518" text:continue-list="list82472164551432155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555238" text:continue-list="list3655722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8</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8</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9</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6561160" text:continue-list="list3654851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de-C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3" meta:character-count="81942"/>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de-CH", "0.0.2") ' fill with your values
  setExtensionDescription("en, de")
  setDisplayName("en", "OOTyW (de-CH) - OpenOffice typography tools for yWriter users.")
  setDisplayName("de", "OOTyW (de-CH) - OpenOffice-Typographiewerkzeuge für yWriter-Anwender.")
  setTooltip("en, de", "en") ' deprecated ! starting from 3.1,use instead setExtensionDescription
endDescription  


beginAnnexes 
  useLibrary("Basic", "OOTyW_de-CH/")
endAnnexes


beginAddonUI
  

  beginOfficeToolbar

    beginTbTitles("Writer")
      setTitle("OOTyW de-CH")
    endTbTitles

		beginButton()
            beginTitles("Writer")
              setTitle("Convert ellipses and apostrophes", "en")
              setTitle("Konvertiere Ellipsen und Apostrophe", "de")
            endTitles
            setURL("Basic", "OOTyW_de-CH", "Common", "Main")
			setImage("icons/Work")
		endButton

		beginButton()
            beginTitles("Writer")
              setTitle("en-dash to two hyphens (– → --)", "en")
              setTitle("Gedankenstrich zu zwei Trennstrichen (– → --)", "de")
            endTitles
            setURL("Basic", "OOTyW_de-CH", "Revert", "Dash")
			setImage("icons/DoubleHyphen")
		endButton    

		beginButton()
            beginTitles("Writer")
              setTitle("two hyphens to en-dash (-- → –)", "en")
              setTitle("zwei Trennstriche zu Gedankenstrich (-- → –)", "de")
            endTitles
            setURL("Basic", "OOTyW_de-CH", "Common", "En_dash")
			setImage("icons/EnDash")
		endButton    

        addSeparator

		beginButton()
            beginTitles("Writer")
              setTitle("Load template for RTF edit", "en")
              setTitle("Dokumentenvorlage für RTF-Bearbeitung laden", "de")
            endTitles
            setURL("Basic", "OOTyW_de-CH", "RTFedit", "Format")
			setImage("icons/Template")
		endButton
		beginButton()
            beginTitles("Writer")
              setTitle("Show direct speech (works with swiss style quotation marks)", "en")
              setTitle("Zeige wörtliche Rede", "de")
            endTitles
            setURL("Basic", "OOTyW_de-CH", "QM_de_CH", "ShowDirectSpeech")
			setImage("icons/DirectSpeech")
		endButton

        addSeparator

		beginButton()
            beginTitles("Writer")
              setTitle("Back to standard view", "en")
              setTitle("Zurück zur Normalansicht", "de")
            endTitles
            setURL("Basic", "OOTyW_de-CH", "QM_de_CH", "StandardView")
			setImage("icons/StandardView")
		endButton    

  endOfficeToolbar
  


  beginAddonMenu
	
    beginMenu
      beginTitles
	    setTitle("OOTyW de-CH")
      endTitles

      beginMenuItems

		beginCommand
            beginTitles("Writer")
              setTitle("Format all to Swiss typographical style", "en")
              setTitle("Formatiere alles nach schweizerischen Regeln", "de")
            endTitles
            setURL("Basic", "OOTyW_de-CH", "QM_de_CH", "Main")
		endCommand
		
		beginCommand
            beginTitles("Writer")
              setTitle("Back to typewriter style", "en")
              setTitle("Zurück zum Schreibmaschinenstil", "de")
            endTitles
            setURL("Basic", "OOTyW_de-CH", "QM_de_CH", "TypewriterView")
		endCommand

        addSeparator

		beginCommand
            beginTitles("Writer")
              setTitle("Convert quotes into exchange format", "en")
              setTitle("Anführungszeichen in Austauschformat umwandeln", "de")
            endTitles
            setURL("Basic", "OOTyW_de-CH", "QM_de_CH", "SubstituteQuotes")
		endCommand

        addSeparator
        
		beginCommand
            beginTitles("Writer")
              setTitle("Gedankenstriche und Ellipsen gegen Trennung schützen", "de")
              setTitle("Protect dashes and ellipses against hyphenation", "en")
            endTitles
            setURL("Basic", "OOTyW_de-CH", "QM_de_CH", "ProtectQM")
		endCommand

		beginCommand
            beginTitles("Writer")
              setTitle("Trennschutz für Gedankenstriche und Ellipsen aufheben", "de")
              setTitle("Unprotect dashes and ellipses against hyphenation", "en")
            endTitles
            setURL("Basic", "OOTyW_de-CH", "QM_de_CH", "UnprotectQM")
		endCommand

        addSeparator

		beginCommand
		    beginTitles("Writer")
              setTitle("Number sign to apostrophe (# → ’)", "en")
              setTitle("Raute zu Apostroph (# → ’)", "de")
            endTitles
            setURL("Basic", "OOTyW_de-CH", "Common", "Apostrophe")
			setImage("icons/Apostrophe")
		endCommand

		beginCommand
            beginTitles("Writer")
              setTitle("Three periods to ellipsis (... → …)", "en")
             setTitle("Drei Punkte zu Ellipse (... → …)", "de")
             endTitles
            setURL("Basic", "OOTyW_de-CH", "Common", "Ellipsis")
			setImage("icons/Ellipsis")
		endCommand
		
		beginCommand
            beginTitles("Writer")
              setTitle("Two hyphens to en-dash (-- → –)", "en")
              setTitle("Zwei Trennstriche zu Gedankenstrich (-- → –)", "de")
            endTitles
            setURL("Basic", "OOTyW_de-CH", "Common", "En_dash")
		endCommand
		
		beginCommand
            beginTitles("Writer")
              setTitle("En-dash to two hyphens (– → --)", "en")
              setTitle("Gedankenstrich zu zwei Trennstrichen (– → --)", "de")
            endTitles
            setURL("Basic", "OOTyW_de-CH", "Revert", "Dash")
		endCommand
		
        addSeparator

		beginCommand
            beginTitles("Writer")
              setTitle("German style quotation marks to guillemets („, ‘“ → «‹ ›»)", "en")
              setTitle("Gänsefüsschen zu Guillemets („, ‘“ → «‹ ›»)", "de")
            endTitles
            setURL("Basic", "OOTyW_de-CH", "QM_de_CH", "NormalQuotes")
		endCommand
		
		beginCommand
            beginTitles("Writer")
              setTitle("Guillemets to German style quotation marks («‹ ›» → „, ‘“)", "en")
              setTitle("Guillemets zu Gänsefüsschen («‹ ›» → „, ‘“)", "de")
            endTitles
            setURL("Basic", "OOTyW_de-CH", "QM_de_CH", "AlternativeQuotes")
		endCommand

        addSeparator
        
        beginCommand
            beginTitles("Writer")
              setTitle("Load template for RTF edit", "en")
              setTitle("Dokumentenvorlage für RTF-Bearbeitung laden", "de")
            endTitles
            setURL("Basic", "OOTyW_de-CH", "RTFedit", "Format")
		endCommand

        addSeparator

		beginCommand
            beginTitles("Writer")
              setTitle("Show direct speech (works with german style quotation marks)", "en")
              setTitle("Zeige wörtliche Rede", "de")
            endTitles
            setURL("Basic", "OOTyW_de-CH", "QM_de_CH", "ShowDirectSpeech")
		endCommand

		beginCommand
            beginTitles("Writer")
              setTitle("Back to standard view", "en")
              setTitle("Zurück zur Normalansicht", "de")
            endTitles
            setURL("Basic", "OOTyW_de-CH", "QM_de_CH",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